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60D00002D9023533EC8.svm"/>
  <manifest:file-entry manifest:media-type="" manifest:full-path="Pictures/2000000700006A990000311E0505E2FE.svm"/>
  <manifest:file-entry manifest:media-type="" manifest:full-path="Pictures/2000000700006A6E00002CFC142AD4E4.svm"/>
  <manifest:file-entry manifest:media-type="" manifest:full-path="Pictures/200000070000689D00002F371632F65D.svm"/>
  <manifest:file-entry manifest:media-type="" manifest:full-path="Pictures/20000007000071DC000047DB99EEC70D.svm"/>
  <manifest:file-entry manifest:media-type="" manifest:full-path="Pictures/2000000700006B0300002CFC24B076CB.svm"/>
  <manifest:file-entry manifest:media-type="" manifest:full-path="Pictures/200000070000715D00003B5FB72E7B7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20pt" fo:font-weight="normal" style:font-size-asian="20pt" style:font-weight-asian="normal" style:font-size-complex="20pt" style:font-weight-complex="normal"/>
    </style:style>
    <style:style style:name="P6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prawozdanie </text:p>
      <text:p text:style-name="P6">Projekt INPG „Strona internetowa”</text:p>
      <text:p text:style-name="P5"/>
      <text:p text:style-name="Standard"/>
      <text:p text:style-name="Standard">Excluding merges, 5 authors have pushed 42 commits to master and 42 commits to all branches. <text:line-break/>On master, 206 files have changed and there have been 5,006 additions and 17,740 deletions.</text:p>
      <text:p text:style-name="Standard"/>
      <text:p text:style-name="P2">Commity</text:p>
      <text:p text:style-name="P1">Ogólnie</text:p>
      <text:p text:style-name="Standard"/>
      <text:p text:style-name="P3"><draw:frame draw:style-name="fr1" draw:name="grafika1" text:anchor-type="paragraph" svg:width="17cm" svg:height="10.728cm" draw:z-index="0"><draw:image xlink:href="Pictures/20000007000071DC000047DB99EEC70D.svm" xlink:type="simple" xlink:show="embed" xlink:actuate="onLoad"/></draw:frame><text:span text:style-name="T2">Pierwszy tydzień</text:span></text:p>
      <text:p text:style-name="Standard"><draw:frame draw:style-name="fr2" draw:name="grafika3" text:anchor-type="paragraph" svg:x="0cm" svg:y="0.397cm" svg:width="17cm" svg:height="7.671cm" draw:z-index="2"><draw:image xlink:href="Pictures/200000070000689D00002F371632F65D.svm" xlink:type="simple" xlink:show="embed" xlink:actuate="onLoad"/></draw:frame><text:span text:style-name="T3"/></text:p>
      <text:p text:style-name="Standard"><text:soft-page-break/><text:span text:style-name="T3"/></text:p>
      <text:p text:style-name="P7"><draw:frame draw:style-name="fr2" draw:name="grafika4" text:anchor-type="paragraph" svg:x="0cm" svg:y="1.005cm" svg:width="17cm" svg:height="7.027cm" draw:z-index="3"><draw:image xlink:href="Pictures/2000000700006A990000311E0505E2FE.svm" xlink:type="simple" xlink:show="embed" xlink:actuate="onLoad"/></draw:frame><text:span text:style-name="T4">Drugi tydzień</text:span></text:p>
      <text:p text:style-name="Standard"><text:span text:style-name="T4">Trzeci tydzień</text:span></text:p>
      <text:p text:style-name="Standard"><draw:frame draw:style-name="fr3" draw:name="grafika5" text:anchor-type="paragraph" svg:width="17cm" svg:height="6.775cm" draw:z-index="4"><draw:image xlink:href="Pictures/2000000700006A6E00002CFC142AD4E4.svm" xlink:type="simple" xlink:show="embed" xlink:actuate="onLoad"/></draw:frame><text:span text:style-name="T4">Czwarty tydzien</text:span></text:p>
      <text:p text:style-name="Standard"><draw:frame draw:style-name="fr1" draw:name="grafika6" text:anchor-type="paragraph" svg:width="17cm" svg:height="6.824cm" draw:z-index="5"><draw:image xlink:href="Pictures/2000000700006B0300002CFC24B076CB.svm" xlink:type="simple" xlink:show="embed" xlink:actuate="onLoad"/></draw:frame><text:span text:style-name="T4"/></text:p>
      <text:p text:style-name="P7"><draw:frame draw:style-name="fr2" draw:name="grafika2" text:anchor-type="paragraph" svg:x="-0.159cm" svg:y="0.908cm" svg:width="17.443cm" svg:height="6.796cm" draw:z-index="1"><draw:image xlink:href="Pictures/200000070000660D00002D9023533EC8.svm" xlink:type="simple" xlink:show="embed" xlink:actuate="onLoad"/></draw:frame><text:span text:style-name="T3">Wizyty</text:span><text:line-break/><text:line-break/><text:span text:style-name="T3">Aktywność</text:span></text:p>
      <text:p text:style-name="Standard"><draw:frame draw:style-name="fr4" draw:name="grafika7" text:anchor-type="paragraph" svg:width="17cm" svg:height="8.902cm" draw:z-index="6"><draw:image xlink:href="Pictures/200000070000715D00003B5FB72E7B7E.svm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05T12:50:40.17</meta:creation-date>
    <dc:date>2017-06-05T13:07:23.45</dc:date>
    <meta:editing-duration>PT16M43S</meta:editing-duration>
    <meta:editing-cycles>2</meta:editing-cycles>
    <meta:generator>OpenOffice/4.1.3$Win32 OpenOffice.org_project/413m1$Build-9783</meta:generator>
    <meta:document-statistic meta:table-count="0" meta:image-count="7" meta:object-count="0" meta:page-count="4" meta:paragraph-count="10" meta:word-count="48" meta:character-count="320"/>
  </office:meta>
</office:document-meta>
</file>